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3d2a" officeooo:paragraph-rsid="00143d2a"/>
    </style:style>
    <style:style style:name="P2" style:family="paragraph" style:parent-style-name="Text_20_body">
      <style:text-properties officeooo:rsid="00143d2a" officeooo:paragraph-rsid="00143d2a"/>
    </style:style>
    <style:style style:name="P3" style:family="paragraph" style:parent-style-name="Standard">
      <style:text-properties officeooo:rsid="00143d2a" officeooo:paragraph-rsid="00162ce1"/>
    </style:style>
    <style:style style:name="T1" style:family="text">
      <style:text-properties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ercizio 1</text:p>
      <text:p text:style-name="P1"/>
      <text:p text:style-name="P1">SELECT COUNT(*)</text:p>
      <text:p text:style-name="P1">FROM `students`</text:p>
      <text:p text:style-name="P1">GROUP BY YEAR(`enrolment_date`)</text:p>
      <text:p text:style-name="P1"/>
      <text:p text:style-name="P1">Esercizio 2</text:p>
      <text:p text:style-name="P1"/>
      <text:p text:style-name="P1">SELECT COUNT(`office_address`), `office_address`</text:p>
      <text:p text:style-name="P1">FROM `teachers`</text:p>
      <text:p text:style-name="P1">GROUP BY `office_address`</text:p>
      <text:p text:style-name="P1"/>
      <text:p text:style-name="P1">Esercizio 3</text:p>
      <text:p text:style-name="P1"/>
      <text:p text:style-name="P1">SELECT `exam_id`, AVG(`vote`)</text:p>
      <text:p text:style-name="P1">FROM `exam_student`</text:p>
      <text:p text:style-name="P1">GROUP BY `exam_id`</text:p>
      <text:p text:style-name="P1"/>
      <text:p text:style-name="P1">Esercizio 4</text:p>
      <text:p text:style-name="P1"/>
      <text:p text:style-name="P1">SELECT `department_id`, COUNT(`id`)</text:p>
      <text:p text:style-name="P1">FROM `degrees`</text:p>
      <text:p text:style-name="P1">GROUP BY `department_id`</text:p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3T15:57:12.216000000</meta:creation-date>
    <dc:date>2024-04-24T14:44:01.198000000</dc:date>
    <meta:editing-duration>PT2H55M48S</meta:editing-duration>
    <meta:editing-cycles>8</meta:editing-cycles>
    <meta:generator>LibreOffice/7.6.2.1$Windows_X86_64 LibreOffice_project/56f7684011345957bbf33a7ee678afaf4d2ba333</meta:generator>
    <meta:document-statistic meta:table-count="0" meta:image-count="0" meta:object-count="0" meta:page-count="3" meta:paragraph-count="16" meta:word-count="39" meta:character-count="332" meta:non-whitespace-character-count="309"/>
  </office:meta>
</office:document-meta>
</file>